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5714285714285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1.714285714285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laser_double</text:p>
          </table:table-cell>
          <table:table-cell office:value-type="string">
            <text:p>Vanguard AlphaGold Laser Doub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f</text:p>
          </table:table-cell>
          <table:table-cell office:value-type="float" office:value="15">
            <text:p>15</text:p>
          </table:table-cell>
          <table:table-cell office:value-type="string">
            <text:p>3.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_arc</text:p>
          </table:table-cell>
          <table:table-cell office:value-type="string">
            <text:p>Vanguard BetaGold Dragonballs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office:value-type="string">
            <text:p>3.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0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00:13:58.26</dc:date>
    <meta:generator>OpenOffice/4.1.1$Win32 OpenOffice.org_project/411m6$Build-9775</meta:generator>
    <meta:editing-duration>PT3H26M38S</meta:editing-duration>
    <meta:editing-cycles>300</meta:editing-cycles>
    <dc:creator>Wister </dc:creator>
    <meta:document-statistic meta:table-count="1" meta:cell-count="1149" meta:object-count="0"/>
  </office:meta>
</office:document-meta>
</file>